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Public_Propert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Public_Property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983">
            <text:p>49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ichmond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oanoke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2">
            <text:p>1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57">
            <text:p>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6">
            <text:p>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5">
            <text:p>1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6">
            <text:p>11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Public_Property" style:display-name="PageStyle_Hate_Crimes_Public_Property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